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Text_20_body" style:list-style-name="L6">
      <style:paragraph-properties fo:margin-top="0in" fo:margin-bottom="0in"/>
    </style:style>
    <style:style style:name="P14" style:family="paragraph" style:parent-style-name="Text_20_body" style:list-style-name="L7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8">
      <style:paragraph-properties fo:margin-top="0in" fo:margin-bottom="0in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9">
      <style:paragraph-properties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10">
      <style:paragraph-properties fo:margin-top="0in" fo:margin-bottom="0in"/>
    </style:style>
    <style:style style:name="P24" style:family="paragraph" style:parent-style-name="Text_20_body" style:list-style-name="L1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conflict-resolution-ladder"/>Conflict Resolution Ladder<text:bookmark-end text:name="conflict-resolution-ladder"/></text:h>
      <text:list text:style-name="L1">
        <text:list-item>
          <text:p text:style-name="P1"><text:span text:style-name="T1">Generated:</text:span> 2026-04-27</text:p>
        </text:list-item>
        <text:list-item>
          <text:p text:style-name="P1"><text:span text:style-name="T1">Source (latest version):</text:span> <text:a xlink:type="simple" xlink:href="https://blueprint.ecohubs.community/articles/rcos-templates/layer-4/conflict-resolution-ladder" office:name=""><text:span text:style-name="Definition">https://blueprint.ecohubs.community/articles/rcos-templates/layer-4/conflict-resolution-ladder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4 — Conflict, Repair &amp; Accountability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4-conflict-repair-accountability#61-conflict-classification" office:name=""><text:span text:style-name="Definition">§6.1</text:span></text:a>, <text:a xlink:type="simple" xlink:href="https://blueprint.ecohubs.community/articles/rcos-core/v0-1/layer-4-conflict-repair-accountability#62-resolution-pathways" office:name=""><text:span text:style-name="Definition">§6.2</text:span></text:a>, <text:a xlink:type="simple" xlink:href="https://blueprint.ecohubs.community/articles/rcos-core/v0-1/layer-4-conflict-repair-accountability#63-safeguards" office:name=""><text:span text:style-name="Definition">§6.3</text:span></text:a>, <text:a xlink:type="simple" xlink:href="https://blueprint.ecohubs.community/articles/rcos-core/v0-1/layer-4-conflict-repair-accountability#65-artifacts" office:name=""><text:span text:style-name="Definition">§6.5</text:span></text:a></text:p>
        </text:list-item>
      </text:list>
      <text:p text:style-name="Horizontal_20_Line"/>
      <text:h text:style-name="Heading_20_2" text:outline-level="2"><text:bookmark-start text:name="conflict-classification"/>Conflict Classification<text:bookmark-end text:name="conflict-classification"/></text:h>
      <text:p text:style-name="First_20_paragraph"><text:span text:style-name="T2">RCOS clauses: </text:span><text:a xlink:type="simple" xlink:href="https://blueprint.ecohubs.community/articles/rcos-core/v0-1/layer-4-conflict-repair-accountability#61-conflict-classification" office:name=""><text:span text:style-name="Definition"><text:span text:style-name="T2">6.1.1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2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3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4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5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3"><text:span text:style-name="T1">Rationale — Why classify conflicts at all</text:span></text:p>
      <text:p text:style-name="P3">Without named classes, every dispute gets treated the same — or worse, treated differently based on who is involved. Explicit classes set the entry point, the response window, and the documentation burden up front, so safety-critical matters cannot be quietly routed through a friendly chat and minor friction cannot be weaponized into a formal review.</text:p>
      <text:p text:style-name="P4"><text:span text:style-name="T1">Instructions — How to fill this in</text:span></text:p>
      <text:p text:style-name="P4">For each class, set entry criteria, the entry step in the ladder, the initial response window, and the documentation burde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Class</text:p>
            </table:table-cell>
            <table:table-cell table:style-name="TableHeaderRowCell" office:value-type="string">
              <text:p text:style-name="Table_20_Heading">Entry criteria</text:p>
            </table:table-cell>
            <table:table-cell table:style-name="TableHeaderRowCell" office:value-type="string">
              <text:p text:style-name="Table_20_Heading">Entry point</text:p>
            </table:table-cell>
            <table:table-cell table:style-name="TableHeaderRowCell" office:value-type="string">
              <text:p text:style-name="Table_20_Heading">Initial response window</text:p>
            </table:table-cell>
            <table:table-cell table:style-name="TableHeaderRowCell" office:value-type="string">
              <text:p text:style-name="Table_20_Heading">Document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tep 1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thical / obligation breach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credible safety risk, coercion, abuse, or threats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from intake; immediate action permitted&gt;</text:span></text:p>
          </table:table-cell>
        </table:table-row>
      </table:table>
      <text:p text:style-name="P5">Safety-critical conflicts override participation rights, role continuity, and operational convenience.</text:p>
      <text:h text:style-name="Heading_20_2" text:outline-level="2"><text:bookmark-start text:name="resolution-ladder-steps"/>Resolution Ladder Steps<text:bookmark-end text:name="resolution-ladder-steps"/></text:h>
      <text:p text:style-name="First_20_paragraph"><text:span text:style-name="T2">RCOS clauses: </text:span><text:a xlink:type="simple" xlink:href="https://blueprint.ecohubs.community/articles/rcos-core/v0-1/layer-4-conflict-repair-accountability#62-resolution-pathways" office:name=""><text:span text:style-name="Definition"><text:span text:style-name="T2">6.2.1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2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3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4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5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6"><text:span text:style-name="T1">Rationale — Why a stepped ladder instead of a single process</text:span></text:p>
      <text:p text:style-name="P6">Most conflict is low-stakes and best resolved between the people involved; forcing everything into formal review would kill trust and flood the governance system. A ladder matches process weight to dispute weight — private conversation first, facilitated dialogue next, written record only when needed, governance vote only when all else fails. It also makes escalation a structural right, not a favour granted by whoever holds social power.</text:p>
      <text:p text:style-name="P7"><text:span text:style-name="T1">Instructions — How to fill this in</text:span></text:p>
      <text:p text:style-name="P7">Define each ladder step: who is involved, what happens, the time window, and the escalation rule. Keep the early steps light and confidential; reserve formal review for later steps.</text:p>
      <text:list text:style-name="L3">
        <text:list-item>
          <text:p text:style-name="P8"><text:span text:style-name="T1">Direct conversation</text:span> — <text:span text:style-name="T2">&lt;parties attempt to resolve privately; window; outcome rules.&gt;</text:span></text:p>
        </text:list-item>
        <text:list-item>
          <text:p text:style-name="P8"><text:span text:style-name="T1">Facilitated dialogue</text:span> — <text:span text:style-name="T2">&lt;facilitator hosts conversation; confidentiality; window; outcome rules.&gt;</text:span></text:p>
        </text:list-item>
        <text:list-item>
          <text:p text:style-name="P8"><text:span text:style-name="T1">Accountability intake</text:span> — <text:span text:style-name="T2">&lt;formal written record opened; submissions; window; outcome rules.&gt;</text:span></text:p>
        </text:list-item>
        <text:list-item>
          <text:p text:style-name="P8"><text:span text:style-name="T1">Accountability review</text:span> — <text:span text:style-name="T2">&lt;structured review; both parties present; written recommendation; window; outcome rules.&gt;</text:span></text:p>
        </text:list-item>
        <text:list-item>
          <text:p text:style-name="P8"><text:span text:style-name="T1">Governance decision</text:span> — <text:span text:style-name="T2">&lt;minimum-necessary disclosure to Full Members; deliberation period; vote mechanism and threshold.&gt;</text:span></text:p>
        </text:list-item>
        <text:list-item>
          <text:p text:style-name="P8"><text:span text:style-name="T1">Separation process</text:span> — <text:span text:style-name="T2">&lt;coordinated with the Exit &amp; Separation Protocol; minimum re-application block.&gt;</text:span></text:p>
        </text:list-item>
      </text:list>
      <text:h text:style-name="Heading_20_2" text:outline-level="2"><text:bookmark-start text:name="non-response-withdrawal-and-deadlock"/>Non-Response, Withdrawal, and Deadlock<text:bookmark-end text:name="non-response-withdrawal-and-deadlock"/></text:h>
      <text:p text:style-name="First_20_paragraph"><text:span text:style-name="T2">RCOS clauses: </text:span><text:a xlink:type="simple" xlink:href="https://blueprint.ecohubs.community/articles/rcos-core/v0-1/layer-4-conflict-repair-accountability#62-resolution-pathways" office:name=""><text:span text:style-name="Definition"><text:span text:style-name="T2">6.2.5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5</text:span></text:span></text:a></text:p>
      <text:p text:style-name="P9"><text:span text:style-name="T1">Instructions — What stops a process from being killed by silence</text:span></text:p>
      <text:p text:style-name="P9">The easiest way to defeat any accountability process is to ignore it. If non-response, withdrawal, or deadlock leaves the matter frozen, the party on the receiving end of harm carries the cost of the inaction. Explicit rules for each failure mode convert silence into a documented escalation trigger rather than a veto.</text:p>
      <text:p text:style-name="P10"><text:span text:style-name="T1">Instructions — How to fill this in</text:span></text:p>
      <text:p text:style-name="P10">Define how non-response, mid-process withdrawal, deadlock, and procedural failure are handled. Each should have a documented escalation path.</text:p>
      <text:p text:style-name="First_20_paragraph"><text:span text:style-name="T1">If a party does not respond within the defined window:</text:span></text:p>
      <text:list text:style-name="L4">
        <text:list-item>
          <text:p text:style-name="P11"><text:span text:style-name="T2">&lt;Follow-up notice; additional grace period; treatment of continued silence as non-resolution; escalation rule.&gt;</text:span></text:p>
        </text:list-item>
      </text:list>
      <text:p text:style-name="First_20_paragraph"><text:span text:style-name="T1">If a party withdraws mid-process:</text:span></text:p>
      <text:list text:style-name="L5">
        <text:list-item>
          <text:p text:style-name="P12"><text:span text:style-name="T2">&lt;Notification of withdrawal; option for the other party to close or request a written summary; escalation rule for outstanding accountability matters.&gt;</text:span></text:p>
        </text:list-item>
      </text:list>
      <text:p text:style-name="First_20_paragraph"><text:span text:style-name="T1">Deadlock (all resolution attempts exhausted):</text:span></text:p>
      <text:list text:style-name="L6">
        <text:list-item>
          <text:p text:style-name="P13"><text:span text:style-name="T2">&lt;Documentation of the deadlock; escalation to governance decision.&gt;</text:span></text:p>
        </text:list-item>
      </text:list>
      <text:p text:style-name="First_20_paragraph"><text:span text:style-name="T1">Procedural failure review:</text:span></text:p>
      <text:list text:style-name="L7">
        <text:list-item>
          <text:p text:style-name="P14"><text:span text:style-name="T2">&lt;How procedural objections are raised; where they are logged; trigger for review of this artifact under the Change Protocol.&gt;</text:span></text:p>
        </text:list-item>
      </text:list>
      <text:p text:style-name="Horizontal_20_Line"/>
      <text:h text:style-name="Heading_20_2" text:outline-level="2"><text:bookmark-start text:name="facilitator-selection-and-replacement"/>Facilitator Selection and Replacement<text:bookmark-end text:name="facilitator-selection-and-replacement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1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3</text:span></text:span></text:a></text:p>
      <text:p text:style-name="P15"><text:span text:style-name="T1">Rationale — Why name how the Facilitator is chosen or replaced</text:span></text:p>
      <text:p text:style-name="P15">A facilitator who is implicated in the conflict — or socially aligned with one party — cannot hold the process fairly, no matter how good their intentions. Naming selection and replacement rules up front means the affected party does not have to fight for a neutral hearing while already under stress.</text:p>
      <text:p text:style-name="P16"><text:span text:style-name="T1">Instructions — How to fill this in</text:span></text:p>
      <text:p text:style-name="P16">State the default facilitator role, the rule when the facilitator is a party, the right to decline, and any provision for external facilitation.</text:p>
      <text:list text:style-name="L8">
        <text:list-item>
          <text:p text:style-name="P17"/>
        </text:list-item>
        <text:list-item>
          <text:p text:style-name="P17"><text:span text:style-name="T2">&lt;Rule when the facilitator is a party — selection of a neutral substitute.&gt;</text:span></text:p>
        </text:list-item>
        <text:list-item>
          <text:p text:style-name="P17"/>
        </text:list-item>
        <text:list-item>
          <text:p text:style-name="P17"/>
        </text:list-item>
      </text:list>
      <text:h text:style-name="Heading_20_2" text:outline-level="2"><text:bookmark-start text:name="privacy-and-information-access-boundaries"/>Privacy and Information Access Boundaries<text:bookmark-end text:name="privacy-and-information-access-boundaries"/></text:h>
      <text:p text:style-name="First_20_paragraph"><text:span text:style-name="T2">RCOS clauses: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18"><text:span text:style-name="T1">Rationale — Why bound information flow so tightly</text:span></text:p>
      <text:p text:style-name="P18">Conflict records contain the most sensitive material the community holds. Leaks, gossip, or casual disclosure cause second-order harm and deter future reporting. Explicit boundaries — what stays with the parties, what reaches Full Members, and when records are destroyed — make confidentiality enforceable rather than aspirational.</text:p>
      <text:p text:style-name="P19"><text:span text:style-name="T1">Instructions — How to fill this in</text:span></text:p>
      <text:p text:style-name="P19">State which steps are fully confidential, what minimum information may be disclosed at the governance step, the retention period, and the non-disclosure obligation.</text:p>
      <text:list text:style-name="L9">
        <text:list-item>
          <text:p text:style-name="P20"><text:span text:style-name="T2">&lt;Steps 1–4: fully confidential; only parties and Facilitator may access records.&gt;</text:span></text:p>
        </text:list-item>
        <text:list-item>
          <text:p text:style-name="P20"><text:span text:style-name="T2">&lt;Steps 5–6: minimum necessary information disclosed to Full Members; parties notified before disclosure. Define what </text:span>“<text:span text:style-name="T2">minimum necessary</text:span>”<text:span text:style-name="T2"> means.&gt;</text:span></text:p>
        </text:list-item>
        <text:list-item>
          <text:p text:style-name="P20"><text:span text:style-name="T2">&lt;Record retention: who holds records, for how long, then destroyed.&gt;</text:span></text:p>
        </text:list-item>
        <text:list-item>
          <text:p text:style-name="P20"><text:span text:style-name="T2">&lt;Non-disclosure: no participant may share information about the process outside the defined participants without written consent of all parties.&gt;</text:span></text:p>
        </text:list-item>
      </text:list>
      <text:h text:style-name="Heading_20_2" text:outline-level="2"><text:bookmark-start text:name="safeguards"/>Safeguards<text:bookmark-end text:name="safeguards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1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2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3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4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5</text:span></text:span></text:a></text:p>
      <text:p text:style-name="P21"><text:span text:style-name="T1">Rationale — Why do safeguards exist on top of the ladder</text:span></text:p>
      <text:p text:style-name="P21">Process alone does not protect the party with less power. Retaliation, bad-faith complaints, conflicted facilitators, and unreviewed safety risks can all neutralize an otherwise good procedure. Safeguards are the backstops that keep the ladder functional when incentives push against honest reporting.</text:p>
      <text:p text:style-name="P22"><text:span text:style-name="T1">Instructions — How to fill this in</text:span></text:p>
      <text:p text:style-name="P22">For each safeguard, state the rule and the consequence when it is violated. Power-differential cases need their own intake channel.</text:p>
      <text:list text:style-name="L10">
        <text:list-item>
          <text:p text:style-name="P23"><text:span text:style-name="T1">Anti-retaliation:</text:span> </text:p>
        </text:list-item>
        <text:list-item>
          <text:p text:style-name="P23"><text:span text:style-name="T1">Bad-faith complaints:</text:span> </text:p>
        </text:list-item>
        <text:list-item>
          <text:p text:style-name="P23"><text:span text:style-name="T1">Facilitator conflict of interest:</text:span> </text:p>
        </text:list-item>
        <text:list-item>
          <text:p text:style-name="P23"><text:span text:style-name="T1">Process pause:</text:span> </text:p>
        </text:list-item>
        <text:list-item>
          <text:p text:style-name="P23"><text:span text:style-name="T1">Safety-critical immediate action:</text:span> <text:span text:style-name="T2">&lt;facilitator may recommend a temporary access restriction pending review; review window.&gt;</text:span></text:p>
        </text:list-item>
        <text:list-item>
          <text:p text:style-name="P23"><text:span text:style-name="T1">Power differential — separate intake channel:</text:span> <text:span text:style-name="T2">&lt;where a power differential exists, the affected member may submit intake directly to a body other than the standard Facilitator.&gt;</text:span></text:p>
        </text:list-item>
        <text:list-item>
          <text:p text:style-name="P23"><text:span text:style-name="T1">Role suspension during review:</text:span> <text:span text:style-name="T2">&lt;Full Members may temporarily suspend a role holder’s delegated authority during review without constituting forced exit.&gt;</text:span></text:p>
        </text:list-item>
      </text:list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11">
        <text:list-item>
          <text:p text:style-name="P24"><text:span text:style-name="T1">Adopted:</text:span> </text:p>
        </text:list-item>
        <text:list-item>
          <text:p text:style-name="P24"><text:span text:style-name="T1">Decision type:</text:span> Strategic</text:p>
        </text:list-item>
        <text:list-item>
          <text:p text:style-name="P24"><text:span text:style-name="T1">Version:</text:span> </text:p>
        </text:list-item>
        <text:list-item>
          <text:p text:style-name="P24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7T22:01:08Z</meta:creation-date>
    <dc:date>2026-04-27T22:01:08Z</dc:date>
    <meta:user-defined meta:name="title-meta" meta:value-type="string">Conflict Resolution Ladder</meta:user-defined>
  </office:meta>
</office:document-meta>
</file>